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2d639"/>
    </style:style>
    <style:style style:name="P2" style:family="paragraph" style:parent-style-name="Standard">
      <style:text-properties fo:color="#ff0000" fo:font-weight="bold" style:font-weight-asian="bold"/>
    </style:style>
    <style:style style:name="P3" style:family="paragraph" style:parent-style-name="Standard" style:master-page-name="Standard">
      <style:paragraph-properties style:page-number="auto"/>
      <style:text-properties fo:color="#ff0000" fo:font-weight="bold" style:font-weight-asian="bold"/>
    </style:style>
    <style:style style:name="T1" style:family="text">
      <style:text-properties fo:color="#ff0000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Ze neto e Cristiano:</text:p>
      <text:p text:style-name="Standard">Bebi minha bicicleta / Cadeira de aço / Vivendo aqui no mato / Enchendo e derramando / Ferida curada / Estado de decadência / barzinho aleatório / largado as traças / liberdade provisória / mais uma doze de você / morador de rua.</text:p>
      <text:p text:style-name="P2">BRUNO E BARRETO:</text:p>
      <text:p text:style-name="Standard">ALO / amor de cana / buteco raiz / vida de cão / nos bares da cidade / to no soro / coração masoquista / galanteado / lovenjo / coração escriturado / boi da cara preta / pedra no rins / o homem não é menos homem / amigo e bandido / to ficando se dó / eu te amo farra / bebe que passa / a mesma burrice / remédio para mulherada / não tem hora para acabar / eu quero é rolo / bruno e carinhoso / duas vezes você / minha estrela perdida / coração adverte / pra te esquecer / vou beber de novo / cachaceiro quieto / mil corações / só dá você na minha vida / a deus meu amor / bebendo no máximo / agro rotina / meu sorriso é você / quadrilha das tops / rolo novo / cópia mal feita / alívio passageiro / fantasma / sente o grave / poderosa / bruto mesmo / nível de largado / live farra em casa / hoje ela paga parte / farra pinga e foguete / lá se foi o boi com a corda / respeito / foi mal estava doidão / 40grau de amor / bumbum perigoso / tira o copo da mão dela / pai nosso / to pouco me lixando / to bebendo de torneira.</text:p>
      <text:p text:style-name="P2">GUILHERME E SANTIAGO.</text:p>
      <text:p text:style-name="Standard">Quer beijar na boca / quer esquecer forever / mete a boca na minha / perdi você / só falta você /tudo tem um porque / tá se achando / que dá vontade dá / quando você vem me abraçar / coração quebrado / apenas bons amigos / a noite do nosso amor / o valentão / o batidão de goias / tô para lá de Bagdá / safada cachorra bandida / solteiro sim sozinho nunca / fazer besteira / vou até o fim / pindaíba / até deus duvida / orgulho trouxa / dormindo na estrada / caçador de você / quando <text:s/>bebe / sexta feira / tititi / hoje tem balada / alô meu povo / tipo matuto / rueiro sertanejeiro / enchendo e derramando / imprevisto / azul / magia e mistério / som e mistério / tá meio bagunçado / jogado na rua / meia noite e meia / casa amarela / do outro lado da cidade.</text:p>
      <text:p text:style-name="P2">JORGE E MATHEUS.</text:p>
      <text:p text:style-name="Standard">Chora viola / caminheiro / ladrão de mulher / a vaca foi para o brejo / cheirosa / tijolão / trincadinho / pergunta boba / cerveja sal e limão.</text:p>
      <text:p text:style-name="P2">MATHEUS E CAUÃN.</text:p>
      <text:p text:style-name="Standard">Decide aí / tem moda para tudo / a rosa e o beija flor / então toma / casou certinho / me ama amanhã / estabelecimento / bebeu / nosso santo bateu .</text:p>
      <text:p text:style-name="P2">GUSTAVO LIMA.</text:p>
      <text:p text:style-name="Standard">Fica milú / morena bonita / doce amada / na hora de amar / mil vez cantarei / romance no deserto /eu vou para igreja / quem traiu levou .</text:p>
      <text:p text:style-name="P2"><text:soft-page-break/>LEO MAGALHÃES.</text:p>
      <text:p text:style-name="Standard">OI / não traio mais / seja feliz / mais pro bar que para casa / buteco sem nome / vou mudar de cidade.</text:p>
      <text:p text:style-name="P2">LEONARDO.</text:p>
      <text:p text:style-name="Standard">Dia de rodeio / liga lá em casa / esse alguém sou eu / agua de coco / de latinha na mão / comadre e compadre / boto para remexer / pega fogo o cabaré / cerveja / beber beber / ffanesta de rodeio / por favor reza para nois / mais uma noite sem você / quem é / mentirosa / coração bandido / você ainda vai voltar / fantasia / último adeus / por causa dela.</text:p>
      <text:p text:style-name="P2">TIÃO CARREIRO E CAPATAZ.</text:p>
      <text:p text:style-name="Standard">Oque será que nois tem / bruto rustico e sistemático / cio da terra / eu a viola e Deus / boiada cuiabana / cada um com seus problemas / oque essa moça fez aqui.</text:p>
      <text:p text:style-name="P2">BRUNO E MARRONE.</text:p>
      <text:p text:style-name="Standard">Amor de carnaval / recaída / já não sei mais nada / agarrado em mim / boite azul / tanto tempo / amor a três / um sonho louco / por um minuto / deixa / duas vzs você.</text:p>
      <text:p text:style-name="P2">ZEZE DE CAMARGO E LUCIANO.</text:p>
      <text:p text:style-name="Standard">Eu só penso em você / reggae e roça / sem medo de ser feliz / vai ver / juízo / cada volta é um recomeço / chega / flores e vida / tristeza do jeca.</text:p>
      <text:p text:style-name="P2">CHITÃOZINHO E CHORORÓ.</text:p>
      <text:p text:style-name="Standard">Fio de cabelo / evidencia / o sistema é bruto / saudade da minha terra / sinónimo de amor é sofrer / brincar de ser feliz / pago dobrado / eu disso que o velho gosta / deixei de ser cawboy por ela.</text:p>
      <text:p text:style-name="P2">MILHONÁRIO E JOSÉ RICO.</text:p>
      <text:p text:style-name="Standard">Sonhei com você / ainda ontem chorei de saudade / as paredes azuis / Aline / a carta / solidão / descida.</text:p>
      <text:p text:style-name="P2">JOÃO MINEIRO A MARCIANO.</text:p>
      <text:p text:style-name="Standard">Seu amo ainda é tudo / se eu não puder te esquecer /crise de amor / no mesmo lugar / foi pensando em você / frente a frente.</text:p>
      <text:p text:style-name="P2">MATO GROSSO E MATHIAS.</text:p>
      <text:p text:style-name="Standard">Escolta por vagalumes / solidão quem sabe / memórios / tentei te esquecer / na hora do adeus / ida e voltas.</text:p>
      <text:p text:style-name="P2">FELIPE E FALCÃO.</text:p>
      <text:p text:style-name="Standard">Hoje não é o nosso dia / deixa eu te amar / eu quero e não presta / sei jeito de amar / venerão da mulher feia / para de beber pinga, nós não / o saco ficou de fora / pra sempre o seu retrato / rolinha ensinada / bumbum <text:soft-page-break/>autografado /lambendo a butija / paixão para mais de mês / ponto G / fazendeiro boladeiro / os mior que tá temos / você é isso / apaga tudo e vem / DOI.</text:p>
      <text:p text:style-name="P2">THEODORO E SAMPAIO.</text:p>
      <text:p text:style-name="Standard">Vou beber de novo / passe livre / paixão proibida / vestido de ceda / prato do dia / eu e a lua / fingindo dormi / tapete da sala / lição de moral / não dá para disfarçar / o beijo do adeu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22d639"/>
    </style:style>
    <style:style style:name="MT1" style:family="text">
      <style:text-properties fo:color="#ff0000" fo:font-weight="bold" style:font-weight-asian="bol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s://ytmp3.cc/en13/" text:style-name="Internet_20_link" text:visited-style-name="Visited_20_Internet_20_Link"><text:span text:style-name="MT1">https://ytmp3.cc/en13/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man</meta:initial-creator>
    <meta:editing-cycles>5</meta:editing-cycles>
    <meta:creation-date>2020-05-26T20:25:00</meta:creation-date>
    <dc:date>2020-05-30T14:19:57.224334044</dc:date>
    <meta:editing-duration>PT1H16M17S</meta:editing-duration>
    <meta:generator>LibreOffice/6.1.5.2$Linux_X86_64 LibreOffice_project/10$Build-2</meta:generator>
    <meta:document-statistic meta:table-count="0" meta:image-count="0" meta:object-count="0" meta:page-count="3" meta:paragraph-count="35" meta:word-count="1031" meta:character-count="4801" meta:non-whitespace-character-count="38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